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trient</text:p>
          </table:table-cell>
          <table:table-cell office:value-type="string" calcext:value-type="string">
            <text:p>Accepted Value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Protein 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tamin 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Vitamin E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Thiamin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Riboflavin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Vitamin B6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Vitamin C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Calc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Magnesium 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Ir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Zinc 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kc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3:09:03.829578873</meta:creation-date>
    <dc:date>2017-04-02T23:28:38.979948439</dc:date>
    <meta:editing-duration>PT19M35S</meta:editing-duration>
    <meta:editing-cycles>3</meta:editing-cycles>
    <meta:generator>LibreOffice/5.1.6.2$Linux_X86_64 LibreOffice_project/10m0$Build-2</meta:generator>
    <meta:document-statistic meta:table-count="1" meta:cell-count="39" meta:object-count="0"/>
  </office:meta>
</office:document-meta>
</file>